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1315" officeooo:paragraph-rsid="001d1315"/>
    </style:style>
    <style:style style:name="P2" style:family="paragraph" style:parent-style-name="Standard">
      <style:paragraph-properties fo:text-align="justify" style:justify-single-word="false"/>
      <style:text-properties officeooo:rsid="001d1315" officeooo:paragraph-rsid="001d1315"/>
    </style:style>
    <style:style style:name="P3" style:family="paragraph" style:parent-style-name="Standard">
      <style:paragraph-properties fo:text-align="start" style:justify-single-word="false"/>
      <style:text-properties officeooo:rsid="001d1315" officeooo:paragraph-rsid="001d1315"/>
    </style:style>
    <style:style style:name="P4" style:family="paragraph" style:parent-style-name="Standard">
      <style:text-properties fo:font-weight="bold" officeooo:rsid="001d1315" officeooo:paragraph-rsid="001d1315" style:font-weight-asian="bold" style:font-weight-complex="bold"/>
    </style:style>
    <style:style style:name="P5" style:family="paragraph" style:parent-style-name="Standard">
      <style:text-properties fo:font-style="italic" officeooo:rsid="001d1315" officeooo:paragraph-rsid="001d1315" style:font-style-asian="italic" style:font-style-complex="italic"/>
    </style:style>
    <style:style style:name="P6" style:family="paragraph" style:parent-style-name="Standard">
      <style:text-properties fo:font-style="italic" officeooo:rsid="00293a38" officeooo:paragraph-rsid="00293a38" style:font-style-asian="italic" style:font-style-complex="italic"/>
    </style:style>
    <style:style style:name="P7" style:family="paragraph" style:parent-style-name="Standard">
      <style:text-properties officeooo:rsid="001d1315" officeooo:paragraph-rsid="001d1315"/>
    </style:style>
    <style:style style:name="P8" style:family="paragraph" style:parent-style-name="Standard">
      <style:text-properties fo:font-weight="bold" officeooo:rsid="001d1315" officeooo:paragraph-rsid="001d131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dcb1" style:font-weight-asian="bold" style:font-weight-complex="bold"/>
    </style:style>
    <style:style style:name="T3" style:family="text">
      <style:text-properties officeooo:rsid="001ddd17"/>
    </style:style>
    <style:style style:name="T4" style:family="text">
      <style:text-properties officeooo:rsid="001f5b5b"/>
    </style:style>
    <style:style style:name="T5" style:family="text">
      <style:text-properties officeooo:rsid="00205a8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21540"/>
    </style:style>
    <style:style style:name="T8" style:family="text">
      <style:text-properties officeooo:rsid="0023494e"/>
    </style:style>
    <style:style style:name="T9" style:family="text">
      <style:text-properties officeooo:rsid="00237056"/>
    </style:style>
    <style:style style:name="T10" style:family="text">
      <style:text-properties officeooo:rsid="002827b3"/>
    </style:style>
    <style:style style:name="T11" style:family="text">
      <style:text-properties officeooo:rsid="0028a6a5"/>
    </style:style>
    <style:style style:name="T12" style:family="text">
      <style:text-properties officeooo:rsid="00293a38"/>
    </style:style>
    <style:style style:name="T13" style:family="text">
      <style:text-properties officeooo:rsid="002adc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olymers: WORKPLAN</text:p>
      <text:p text:style-name="P1"/>
      <text:p text:style-name="P2">This is a detailed work plan of the activities to be performed during this KURF program. In the end,</text:p>
      <text:p text:style-name="P2">it is expected that the student will deliver a detailed report of the activities carried out including </text:p>
      <text:p text:style-name="P2">scientific results and soft-skill training.</text:p>
      <text:p text:style-name="P1"/>
      <text:p text:style-name="P4">1. Theoretical Background:</text:p>
      <text:p text:style-name="P4"/>
      <text:p text:style-name="P2">In this part of the KURF program, a comprehensive literature review will be carried out encompassing the definition of a polymer and the computational methodologies used to study them, namely, Force Fields and ab-initio calculations.</text:p>
      <text:p text:style-name="P1"/>
      <text:p text:style-name="P1"><text:span text:style-name="T2">A</text:span><text:span text:style-name="T1">ctivities:</text:span></text:p>
      <text:p text:style-name="P1"/>
      <text:p text:style-name="P1">→ Polymers : What is a polymer and the characteristics of the molecules used to create <text:span text:style-name="T10">these </text:span>polymers (Donors, Acceptors and Bridges). </text:p>
      <text:p text:style-name="P1"/>
      <text:p text:style-name="P1">→ Computational methods: Basic introduction to electronic structure calculations, Density</text:p>
      <text:p text:style-name="P1">Functional Theory.</text:p>
      <text:p text:style-name="P1"/>
      <text:p text:style-name="P4">2. Programming training:</text:p>
      <text:p text:style-name="P1"/>
      <text:p text:style-name="P2">This section describes the programming skills that the project requires to be developed. As a final</text:p>
      <text:p text:style-name="P2">result, the analysis of data and written scripts will be added in the final scientific report. </text:p>
      <text:p text:style-name="P2"/>
      <text:p text:style-name="P2"><text:span text:style-name="T1">Programming languages:</text:span> Python, Bash, HPC general usage.</text:p>
      <text:p text:style-name="P1"/>
      <text:p text:style-name="P4">3. Computational work:</text:p>
      <text:p text:style-name="P1"/>
      <text:p text:style-name="P2">In this section, the main objective is to perform <text:span text:style-name="T6">ab-initio </text:span>calculations for obtaining important quantities such as excited state energies and electronic structure properties.</text:p>
      <text:p text:style-name="P1"/>
      <text:p text:style-name="P1"><text:span text:style-name="T6">Program: </text:span>GFN-xTB/ORCA</text:p>
      <text:p text:style-name="P1"><text:span text:style-name="T6">Cluster: </text:span>Young</text:p>
      <text:p text:style-name="P1"/>
      <text:p text:style-name="P5">Calculations to be performed:</text:p>
      <text:p text:style-name="P1">→ Relaxation of selected structures <text:span text:style-name="T10">(50) </text:span>to compare the accuracy of different methodologies.</text:p>
      <text:p text:style-name="P1">→<text:span text:style-name="T7"> Comparison between CCSD(T) and DFT </text:span><text:span text:style-name="T10">(50) </text:span><text:span text:style-name="T11">electronic structure properties </text:span><text:span text:style-name="T7">to gauge </text:span><text:span text:style-name="T10">the </text:span><text:span text:style-name="T7">accuracy of the </text:span><text:span text:style-name="T11">employed </text:span><text:span text:style-name="T7">DFT approach </text:span><text:span text:style-name="T11">for the database calculation.</text:span></text:p>
      <text:p text:style-name="P1"/>
      <text:p text:style-name="P6">Software-development:</text:p>
      <text:p text:style-name="P1">→<text:span text:style-name="T11"> Organization of a polymer database with 25.000 unique polymers. </text:span><text:span text:style-name="T12">This includes to create a Python workflow to print using the .cjson format. </text:span></text:p>
      <text:p text:style-name="P4"/>
      <text:p text:style-name="P4">4. Results and analysis:</text:p>
      <text:p text:style-name="P4"/>
      <text:p text:style-name="P2">In this section, the analysis of the computed results will be carried out. Different visualization</text:p>
      <text:p text:style-name="P2">techniques will be used to display and interpret the obtained results.</text:p>
      <text:p text:style-name="P1"/>
      <text:p text:style-name="P1"><text:span text:style-name="T6">Programming skills: </text:span>Python scripting, Python Matplotlib, Python Numpy, <text:span text:style-name="T9">RDKit</text:span></text:p>
      <text:p text:style-name="P4"/>
      <text:p text:style-name="P4"/>
      <text:p text:style-name="P4"><text:soft-page-break/>Analysis:</text:p>
      <text:p text:style-name="P1">→<text:span text:style-name="T3"> Distribution of HOMO-LUMO gaps.</text:span></text:p>
      <text:p text:style-name="P1">→<text:span text:style-name="T3"> </text:span><text:span text:style-name="T4">Distribution of </text:span><text:span text:style-name="T5">D</text:span><text:span text:style-name="T4">ipole moments.</text:span></text:p>
      <text:p text:style-name="P1">→<text:span text:style-name="T4"> Distribution of Polarization </text:span><text:span text:style-name="T5">I</text:span><text:span text:style-name="T4">nertia tensor.</text:span></text:p>
      <text:p text:style-name="P1">→<text:span text:style-name="T8"> Clusteri</text:span><text:span text:style-name="T13">ng </text:span><text:span text:style-name="T8">of polymers </text:span><text:span text:style-name="T9">based on physical properties and fingerprints</text:span></text:p>
      <text:p text:style-name="P1"/>
      <text:p text:style-name="P4">5. Scientific report</text:p>
      <text:p text:style-name="P1"/>
      <text:p text:style-name="P1">As a final stage of the project, a scientific report must be delivered and submitted to KURF’s central</text:p>
      <text:p text:style-name="P1">committee. This report will consist of 3 parts:</text:p>
      <text:p text:style-name="P1"/>
      <text:p text:style-name="P3">→ <text:span text:style-name="T1">Introduction: </text:span>State-of-the-art research in <text:span text:style-name="T8">polymer physics</text:span>. Important results and challenges to produce and predict desired properties in these systems.</text:p>
      <text:p text:style-name="P1"/>
      <text:p text:style-name="P3">→ <text:span text:style-name="T1">Results and analysis: </text:span>Discussion about the results obtained from the computational simulations.</text:p>
      <text:p text:style-name="P3">Structure-property relationships with a special focus in energy/electronic properties vs radius</text:p>
      <text:p text:style-name="P3">diameter and description of local environments (In-P bonds and neighbours).</text:p>
      <text:p text:style-name="P1"/>
      <text:p text:style-name="P3">→ <text:span text:style-name="T1">Conclusions and appendices:</text:span> Based on the previous results, general trends can be drawn.</text:p>
      <text:p text:style-name="P3">Appendices will contain the post-processing scripts used in this KURF’s project. Input files of the</text:p>
      <text:p text:style-name="P3">calculations will be stored in Lorenz’s lab GitHub repositor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5:55:46.759212960</meta:creation-date>
    <dc:date>2022-08-06T09:35:06.675691289</dc:date>
    <meta:editing-duration>PT20H3M41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2" meta:paragraph-count="42" meta:word-count="440" meta:character-count="3018" meta:non-whitespace-character-count="2616"/>
  </office:meta>
</office:document-meta>
</file>